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1" style:family="text">
      <style:text-properties officeooo:rsid="000d4a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List local Images </text:p>
      <text:p text:style-name="Standard">docker images</text:p>
      <text:p text:style-name="Standard"/>
      <text:p text:style-name="Standard">#Log in to a remote registry </text:p>
      <text:p text:style-name="Standard">docker login RegistryURL -u user -p password</text:p>
      <text:p text:style-name="Standard"/>
      <text:p text:style-name="Standard">#Pull an image from a remote registry</text:p>
      <text:p text:style-name="Standard">docker pull registry.redhat.io/rhel8/httpd-24</text:p>
      <text:p text:style-name="Standard"/>
      <text:p text:style-name="Standard">#Run a container with Podman <text:s/></text:p>
      <text:p text:style-name="Standard">docker run -d -it -p 80:80 -v /nfs:/var/www/html registry.redhat.io/rhel8/httpd-24</text:p>
      <text:p text:style-name="Standard"/>
      <text:p text:style-name="Standard">#List the running containers </text:p>
      <text:p text:style-name="Standard">docker ps</text:p>
      <text:p text:style-name="Standard"/>
      <text:p text:style-name="Standard">#Execute a command in a running container </text:p>
      <text:p text:style-name="Standard">docker exec -it containerid /bin/bash</text:p>
      <text:p text:style-name="Standard"/>
      <text:p text:style-name="Standard">#Execute a command by root in a running container </text:p>
      <text:p text:style-name="Standard">docker exec -u 0 -it a34b5708919d /bin/bash</text:p>
      <text:p text:style-name="Standard"/>
      <text:p text:style-name="Standard">#Display the logs of a container </text:p>
      <text:p text:style-name="Standard">docker logs containerid</text:p>
      <text:p text:style-name="Standard"/>
      <text:p text:style-name="Standard">#Save an image </text:p>
      <text:p text:style-name="Standard">docker save -o /path containerid</text:p>
      <text:p text:style-name="Standard"/>
      <text:p text:style-name="Standard">#Load an image </text:p>
      <text:p text:style-name="Standard">docker load -i /path</text:p>
      <text:p text:style-name="Standard"/>
      <text:p text:style-name="Standard">#Start an existing container </text:p>
      <text:p text:style-name="Standard">docker start containerid</text:p>
      <text:p text:style-name="Standard"/>
      <text:p text:style-name="Standard">#Stop an existing container </text:p>
      <text:p text:style-name="Standard">docker stop containerid</text:p>
      <text:p text:style-name="Standard"/>
      <text:p text:style-name="Standard">#Restart an existing container </text:p>
      <text:p text:style-name="Standard">docker restart containerid</text:p>
      <text:p text:style-name="Standard"/>
      <text:p text:style-name="Standard">#Remove a container </text:p>
      <text:p text:style-name="Standard">docker rm containerid</text:p>
      <text:p text:style-name="Standard"/>
      <text:p text:style-name="Standard">#Remove a container image </text:p>
      <text:p text:style-name="Standard">docker rmi containerimages</text:p>
      <text:p text:style-name="Standard"/>
      <text:p text:style-name="Standard">#Podman version </text:p>
      <text:p text:style-name="Standard">docker version</text:p>
      <text:p text:style-name="Standard"/>
      <text:p text:style-name="Standard">#Log out </text:p>
      <text:p text:style-name="Standard">docker logout</text:p>
      <text:p text:style-name="Standard"/>
      <text:p text:style-name="Standard">#Create a new image based on the current state of a running container </text:p>
      <text:p text:style-name="Standard"><text:soft-page-break/>docker run -rm -it [–name name] image:tag command <text:s/></text:p>
      <text:p text:style-name="Standard"/>
      <text:p text:style-name="Standard">#Create a new image based on the current state of a running container </text:p>
      <text:p text:style-name="Standard">docker commit container newImage:tag </text:p>
      <text:p text:style-name="Standard"/>
      <text:p text:style-name="Standard">#Create (but don’t start) a container from an image </text:p>
      <text:p text:style-name="Standard">docker create [-name name] image:tag</text:p>
      <text:p text:style-name="Standard"/>
      <text:p text:style-name="Standard">#Restart an existing container </text:p>
      <text:p text:style-name="Standard">docker restart container</text:p>
      <text:p text:style-name="Standard"/>
      <text:p text:style-name="Standard">#Wait on one or more containers to stop </text:p>
      <text:p text:style-name="Standard">docker wait container1 [container2…]</text:p>
      <text:p text:style-name="Standard"/>
      <text:p text:style-name="Standard">#Stop a running container gracefully </text:p>
      <text:p text:style-name="Standard">docker stop container</text:p>
      <text:p text:style-name="Standard"/>
      <text:p text:style-name="Standard">#Send a signal to a running container </text:p>
      <text:p text:style-name="Standard">docker kill container</text:p>
      <text:p text:style-name="Standard"/>
      <text:p text:style-name="Standard">#Remove a container (use -f if the container is running) </text:p>
      <text:p text:style-name="Standard">docker rm [-f] container</text:p>
      <text:p text:style-name="Standard"/>
      <text:p text:style-name="Standard">#Display a live stream of a container’s resource usage </text:p>
      <text:p text:style-name="Standard">docker stats container</text:p>
      <text:p text:style-name="Standard"/>
      <text:p text:style-name="Standard">#Return metadata (in JSON) about a running container </text:p>
      <text:p text:style-name="Standard">docker inspect container</text:p>
      <text:p text:style-name="Standard"/>
      <text:p text:style-name="Standard">#Processors running on Docker</text:p>
      <text:p text:style-name="Standard">docker top container-id</text:p>
      <text:p text:style-name="Standard"/>
      <text:p text:style-name="Standard">#Delete volume forcefully</text:p>
      <text:p text:style-name="Standard">docker volume prune</text:p>
      <text:p text:style-name="Standard"/>
      <text:p text:style-name="Standard">#Delete container forcefully</text:p>
      <text:p text:style-name="Standard">docker container prune</text:p>
      <text:p text:style-name="Standard"/>
      <text:p text:style-name="Standard">#Build docker images</text:p>
      <text:p text:style-name="Standard">docker build -t yourusername/repository-name .</text:p>
      <text:p text:style-name="Standard"/>
      <text:p text:style-name="Standard">#Specify the docker file if having other name</text:p>
      <text:p text:style-name="Standard">docker build -f dockerfile.dev .</text:p>
      <text:p text:style-name="Standard"/>
      <text:p text:style-name="Standard">#</text:p>
      <text:p text:style-name="Standard"/>
      <text:p text:style-name="Standard"/>
      <text:p text:style-name="Standard">#################################### Docker file ##############################</text:p>
      <text:p text:style-name="Standard"/>
      <text:p text:style-name="Standard">FROM ubuntu:18.04 <text:s text:c="3"/>#Add base image</text:p>
      <text:p text:style-name="Standard">LABEL name vaibhav <text:s/>#Add name labels to container</text:p>
      <text:p text:style-name="Standard">LABEL email vvgadhave@gmail.com <text:s text:c="3"/>#Add email label</text:p>
      <text:p text:style-name="Standard"><text:soft-page-break/>ENV NAME vaibhav <text:s text:c="3"/>#Add enviroment variables</text:p>
      <text:p text:style-name="Standard">ENV PASS Passwd@123# <text:s text:c="3"/>#Add enviroment variables </text:p>
      <text:p text:style-name="Standard">RUN pwd &gt; /home/test.txt <text:s/># (/) Run command </text:p>
      <text:p text:style-name="Standard">WORKDIR /tmp <text:s text:c="2"/># Change working directory, default may be /</text:p>
      <text:p text:style-name="Standard">RUN pwd &gt; /home/test.txt <text:s/>#(/tmp) output after changing working directory</text:p>
      <text:p text:style-name="Standard">USER vaibhavg <text:s/># Switch user from root to vaibhavg</text:p>
      <text:p text:style-name="Standard">COPY test.txt /tmp/ <text:s/>#Copy local test.txt file from local to container /tmp/ </text:p>
      <text:p text:style-name="Standard">ADD test.txt.tar /tmp <text:s/>#Extract contents from test.txt.tar in /tmp</text:p>
      <text:p text:style-name="Standard">CMD ["python"] <text:s/>#Run any specific command in container</text:p>
      <text:p text:style-name="Standard">CMD ["/bin/bash"] <text:s/># If having multiple CMD in docker file then last CMD will execute when container is up</text:p>
      <text:p text:style-name="Standard">ENTRYPOINT ["test.sh"] # Executes as soon as the container is up </text:p>
      <text:p text:style-name="Standard"/>
      <text:p text:style-name="Standard">#################################### Docker compose file ##############################</text:p>
      <text:p text:style-name="Standard"/>
      <text:p text:style-name="Standard">version: '2.2'</text:p>
      <text:p text:style-name="Standard">services:</text:p>
      <text:p text:style-name="Standard"><text:s text:c="2"/>node01:</text:p>
      <text:p text:style-name="Standard"><text:s text:c="4"/>image: docker.elastic.co/elasticsearch/elasticsearch:7.11.1</text:p>
      <text:p text:style-name="Standard"><text:s text:c="4"/>container_name: node01</text:p>
      <text:p text:style-name="Standard"><text:s text:c="4"/>environment:</text:p>
      <text:p text:style-name="Standard"><text:s text:c="6"/>- node.name=node01</text:p>
      <text:p text:style-name="Standard"><text:s text:c="6"/>- cluster.name=es-cluster-7</text:p>
      <text:p text:style-name="Standard"><text:s text:c="6"/>- discovery.type=single-node</text:p>
      <text:p text:style-name="Standard"><text:s text:c="6"/>- "ES_JAVA_OPTS=-Xms128m -Xmx128m"</text:p>
      <text:p text:style-name="Standard"><text:s text:c="4"/>ulimits:</text:p>
      <text:p text:style-name="Standard"><text:s text:c="6"/>memlock:</text:p>
      <text:p text:style-name="Standard"><text:s text:c="8"/>soft: -1</text:p>
      <text:p text:style-name="Standard"><text:s text:c="8"/>hard: -1</text:p>
      <text:p text:style-name="Standard"><text:s text:c="4"/>volumes:</text:p>
      <text:p text:style-name="Standard"><text:s text:c="6"/>- es-data01:/usr/share/elasticsearch/data</text:p>
      <text:p text:style-name="Standard"><text:s text:c="4"/>ports:</text:p>
      <text:p text:style-name="Standard"><text:s text:c="6"/>- 9200:9200</text:p>
      <text:p text:style-name="Standard"><text:s text:c="4"/>networks:</text:p>
      <text:p text:style-name="Standard"><text:s text:c="6"/>- es-network</text:p>
      <text:p text:style-name="Standard"/>
      <text:p text:style-name="Standard"><text:s text:c="2"/>kibana:</text:p>
      <text:p text:style-name="Standard"><text:s text:c="4"/>image: docker.elastic.co/kibana/kibana:7.11.1</text:p>
      <text:p text:style-name="Standard"><text:s text:c="4"/>environment:</text:p>
      <text:p text:style-name="Standard"><text:s text:c="6"/>ELASTICSEARCH_HOSTS: http://node01:9200 <text:s/></text:p>
      <text:p text:style-name="Standard"><text:s text:c="4"/>ports:</text:p>
      <text:p text:style-name="Standard"><text:s text:c="6"/>- 5601:5601</text:p>
      <text:p text:style-name="Standard"><text:s text:c="4"/>networks:</text:p>
      <text:p text:style-name="Standard"><text:s text:c="6"/>- es-network</text:p>
      <text:p text:style-name="Standard"><text:s text:c="4"/>depends_on:</text:p>
      <text:p text:style-name="Standard"><text:s text:c="6"/>- node01</text:p>
      <text:p text:style-name="Standard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Standard"/>
      <text:p text:style-name="Standard"><text:s text:c="2"/>heartbeat:</text:p>
      <text:p text:style-name="Standard"><text:s text:c="4"/>image: docker.elastic.co/beats/heartbeat:7.11.1</text:p>
      <text:p text:style-name="Standard"><text:soft-page-break/><text:s text:c="4"/>environment:</text:p>
      <text:p text:style-name="Standard"><text:s text:c="6"/>ELASTICSEARCH_HOSTS: http://node01:9200</text:p>
      <text:p text:style-name="Standard"><text:s text:c="4"/>volumes:</text:p>
      <text:p text:style-name="Standard"><text:s text:c="6"/>- /home/vaibhavg/kibana/heartbeat.yml:/usr/share/heartbeat/heartbeat.yml:ro</text:p>
      <text:p text:style-name="Standard"><text:s text:c="4"/>networks:</text:p>
      <text:p text:style-name="Standard"><text:s text:c="6"/>- es-network</text:p>
      <text:p text:style-name="Standard"><text:s text:c="4"/>depends_on:</text:p>
      <text:p text:style-name="Standard"><text:s text:c="6"/>- node01</text:p>
      <text:p text:style-name="Standard"><text:s text:c="4"/></text:p>
      <text:p text:style-name="Standard"/>
      <text:p text:style-name="Standard">volumes:</text:p>
      <text:p text:style-name="Standard"><text:s text:c="2"/>es-data01:</text:p>
      <text:p text:style-name="Standard"><text:s text:c="4"/>driver: local</text:p>
      <text:p text:style-name="Standard"/>
      <text:p text:style-name="Standard">networks:</text:p>
      <text:p text:style-name="Standard"><text:s text:c="2"/>es-network:</text:p>
      <text:p text:style-name="Standard"><text:s text:c="4"/>driver: bridge</text:p>
      <text:p text:style-name="Standard">#################################### JFYI ##############################</text:p>
      <text:p text:style-name="Standard"/>
      <text:p text:style-name="Standard"># Install ssh server in conatiner</text:p>
      <text:p text:style-name="Standard">RUN apt install openssh-server -y <text:s/></text:p>
      <text:p text:style-name="Standard">EXPOSE 22</text:p>
      <text:p text:style-name="Standard">CMD ["/usr/sbin/sshd", "-D"]</text:p>
      <text:p text:style-name="Standard"/>
      <text:p text:style-name="Standard">############################# Docker Swarm #####################################</text:p>
      <text:p text:style-name="Standard"/>
      <text:p text:style-name="Standard">#To create a new docker swarm leader</text:p>
      <text:p text:style-name="Standard">docker swarm init</text:p>
      <text:p text:style-name="Standard"/>
      <text:p text:style-name="Standard">#To chek the list of nodes connected to docker swarm</text:p>
      <text:p text:style-name="Standard">docker node ls</text:p>
      <text:p text:style-name="Standard"/>
      <text:p text:style-name="Standard">#To get the docker initialise link again to join worker</text:p>
      <text:p text:style-name="Standard">docker swarm join-token worker </text:p>
      <text:p text:style-name="Standard"/>
      <text:p text:style-name="Standard">#To get the docker initialise link again to join mananger</text:p>
      <text:p text:style-name="Standard">docker swarm join-token manager </text:p>
      <text:p text:style-name="Standard"/>
      <text:p text:style-name="Standard">#To exit from docker swarm manager (Run this comand on worker)</text:p>
      <text:p text:style-name="Standard">docker swarm leave</text:p>
      <text:p text:style-name="Standard"/>
      <text:p text:style-name="Standard">#To remove any worker from group (Run this command on manager)</text:p>
      <text:p text:style-name="Standard">docker node rm worker2</text:p>
      <text:p text:style-name="Standard"/>
      <text:p text:style-name="Standard">#To inspect worker information</text:p>
      <text:p text:style-name="Standard">docker node inspect worker1</text:p>
      <text:p text:style-name="Standard"/>
      <text:p text:style-name="Standard">#Docker always recommends to promote manager as 1,3,5,7.. <text:s/>(as odd no)</text:p>
      <text:p text:style-name="Standard"/>
      <text:p text:style-name="Standard">#To promote docker worker to manager</text:p>
      <text:p text:style-name="Standard">docker node promote worker1 worker2</text:p>
      <text:p text:style-name="Standard"/>
      <text:p text:style-name="Standard"><text:soft-page-break/>#To demote docker worker to manager</text:p>
      <text:p text:style-name="Standard">docker node demote worker1 worker2</text:p>
      <text:p text:style-name="Standard"/>
      <text:p text:style-name="Standard">#To create a service</text:p>
      <text:p text:style-name="Standard">docker service create -d alpine ping 8.8.8.8</text:p>
      <text:p text:style-name="Standard"/>
      <text:p text:style-name="Standard">#To create a service with replicas</text:p>
      <text:p text:style-name="Standard">docker service create -d --replicas 4 alpine ping 8.8.8.8</text:p>
      <text:p text:style-name="Standard"/>
      <text:p text:style-name="Standard">#To check the running serices.</text:p>
      <text:p text:style-name="Standard">docker service ls</text:p>
      <text:p text:style-name="Standard"/>
      <text:p text:style-name="Standard">#To check where the serices are running</text:p>
      <text:p text:style-name="Standard">docker service ps ajdlkjdlii211</text:p>
      <text:p text:style-name="Standard"/>
      <text:p text:style-name="Standard">#To scale docker conatainers</text:p>
      <text:p text:style-name="Standard">docker service scale asdekjjkajdf=4 dasdewdqw=4</text:p>
      <text:p text:style-name="Standard"/>
      <text:p text:style-name="Standard">#To run the serice globally</text:p>
      <text:p text:style-name="Standard">docker service create node=global alpine ping 8.8.8.8</text:p>
      <text:p text:style-name="Standard"/>
      <text:p text:style-name="Standard">#To run container on manager only</text:p>
      <text:p text:style-name="Standard">docker service create --constraint="node.role==manager" alpine ping 8.8.8.8</text:p>
      <text:p text:style-name="Standard"/>
      <text:p text:style-name="Standard">#To run container on any particular worker only</text:p>
      <text:p text:style-name="Standard">docker service create --constraint="node.role==worker" alpine ping 8.8.8.8</text:p>
      <text:p text:style-name="Standard"/>
      <text:p text:style-name="Standard">#To add any label to any worker <text:s/>(Labels are required because you can run containers on any particular workers by this)</text:p>
      <text:p text:style-name="Standard">docker node update --label-add="ssd=true" worker1</text:p>
      <text:p text:style-name="Standard"/>
      <text:p text:style-name="Standard">#To run any service on particular worker by using labels</text:p>
      <text:p text:style-name="Standard">docker service create --constraint="node.labels.ssd=true" --replicas=3 -d alpine ping 8.8.8.8</text:p>
      <text:p text:style-name="Standard"/>
      <text:p text:style-name="Standard">#To pause any running worker node</text:p>
      <text:p text:style-name="Standard">docker node update --availability=pause worker2</text:p>
      <text:p text:style-name="Standard"/>
      <text:p text:style-name="Standard">#To unpause any running worker node</text:p>
      <text:p text:style-name="Standard">docker node update --availability=active worker2</text:p>
      <text:p text:style-name="Standard"/>
      <text:p text:style-name="Standard">#To move all containers from running worker node to other automatically</text:p>
      <text:p text:style-name="Standard">docker node update --availability=drain worker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04T09:16:52.837631193</meta:creation-date>
    <dc:date>2022-08-17T17:07:49.042646935</dc:date>
    <meta:editing-duration>PT3M39S</meta:editing-duration>
    <meta:editing-cycles>2</meta:editing-cycles>
    <meta:generator>LibreOffice/7.3.4.2$Linux_X86_64 LibreOffice_project/728fec16bd5f605073805c3c9e7c4212a0120dc5</meta:generator>
    <meta:document-statistic meta:table-count="0" meta:image-count="0" meta:object-count="0" meta:page-count="5" meta:paragraph-count="180" meta:word-count="884" meta:character-count="6487" meta:non-whitespace-character-count="5518"/>
  </office:meta>
</office:document-meta>
</file>